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23.41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0.06pt solid #000000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p V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993" table:default-cell-style-name="Default"/>
        <table:table-row table:style-name="ro1">
          <table:table-cell table:style-name="ce1" office:value-type="string" calcext:value-type="string">
            <text:p>EXP V3 (536 taxipresences in window)</text:p>
          </table:table-cell>
          <table:table-cell table:style-name="ce4" office:value-type="string" calcext:value-type="string" table:number-columns-spanned="9" table:number-rows-spanned="1">
            <text:p>TOTAL TIME</text:p>
          </table:table-cell>
          <table:covered-table-cell table:style-name="ce7"/>
          <table:covered-table-cell table:style-name="ce8"/>
          <table:covered-table-cell table:number-columns-repeated="6"/>
          <table:table-cell table:style-name="ce4" office:value-type="string" calcext:value-type="string" table:number-columns-spanned="9" table:number-rows-spanned="1">
            <text:p>COMP TIME</text:p>
          </table:table-cell>
          <table:covered-table-cell table:style-name="ce5"/>
          <table:covered-table-cell table:style-name="ce4"/>
          <table:covered-table-cell table:number-columns-repeated="6"/>
          <table:table-cell table:style-name="ce4" office:value-type="string" calcext:value-type="string" table:number-columns-spanned="9" table:number-rows-spanned="1">
            <text:p>WAIT TIME</text:p>
          </table:table-cell>
          <table:covered-table-cell table:style-name="ce7"/>
          <table:covered-table-cell table:style-name="ce8"/>
          <table:covered-table-cell table:number-columns-repeated="6"/>
          <table:table-cell table:style-name="ce4" office:value-type="string" calcext:value-type="string" table:number-columns-spanned="3" table:number-rows-spanned="1">
            <text:p>Errors (5XX)</text:p>
          </table:table-cell>
          <table:covered-table-cell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Deploy</text:p>
          </table:table-cell>
          <table:table-cell table:style-name="ce5" office:value-type="string" calcext:value-type="string" table:number-columns-spanned="3" table:number-rows-spanned="1">
            <text:p>Lambda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igAzure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Traditional AS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Lambda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igAzure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Traditional AS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ambda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BigAzure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Traditional AS</text:p>
          </table:table-cell>
          <table:covered-table-cell table:number-columns-repeated="2"/>
          <table:table-cell table:style-name="ce9" office:value-type="string" calcext:value-type="string" table:number-columns-spanned="1" table:number-rows-spanned="2">
            <text:p>Lam</text:p>
          </table:table-cell>
          <table:table-cell table:style-name="ce9" office:value-type="string" calcext:value-type="string" table:number-columns-spanned="1" table:number-rows-spanned="2">
            <text:p>Big</text:p>
          </table:table-cell>
          <table:table-cell table:style-name="ce10" office:value-type="string" calcext:value-type="string" table:number-columns-spanned="1" table:number-rows-spanned="2">
            <text:p>ASG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Time Mult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min</text:p>
          </table:table-cell>
          <table:table-cell table:style-name="ce10" office:value-type="string" calcext:value-type="string">
            <text:p>avg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avg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avg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min</text:p>
          </table:table-cell>
          <table:table-cell table:style-name="ce10" office:value-type="string" calcext:value-type="string">
            <text:p>avg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avg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avg</text:p>
          </table:table-cell>
          <table:covered-table-cell table:style-name="ce9"/>
          <table:covered-table-cell table:style-name="ce6"/>
          <table:covered-table-cell table:style-name="ce3"/>
          <table:table-cell table:style-name="ce6" table:number-columns-repeated="99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.9515209198" calcext:value-type="float">
            <text:p>34.9515209198</text:p>
          </table:table-cell>
          <table:table-cell office:value-type="float" office:value="7.75299215317" calcext:value-type="float">
            <text:p>7.7529921532</text:p>
          </table:table-cell>
          <table:table-cell office:value-type="float" office:value="17.308190465" calcext:value-type="float">
            <text:p>17.308190465</text:p>
          </table:table-cell>
          <table:table-cell office:value-type="float" office:value="17.1205840111" calcext:value-type="float">
            <text:p>17.1205840111</text:p>
          </table:table-cell>
          <table:table-cell office:value-type="float" office:value="7.00501418114" calcext:value-type="float">
            <text:p>7.0050141811</text:p>
          </table:table-cell>
          <table:table-cell office:value-type="float" office:value="9.50717100167" calcext:value-type="float">
            <text:p>9.5071710017</text:p>
          </table:table-cell>
          <table:table-cell office:value-type="float" office:value="66.4608018398" calcext:value-type="float">
            <text:p>66.4608018398</text:p>
          </table:table-cell>
          <table:table-cell office:value-type="float" office:value="2.03265595436" calcext:value-type="float">
            <text:p>2.0326559544</text:p>
          </table:table-cell>
          <table:table-cell office:value-type="float" office:value="58.001706005" calcext:value-type="float">
            <text:p>58.001706005</text:p>
          </table:table-cell>
          <table:table-cell office:value-type="float" office:value="28.8671591282" calcext:value-type="float">
            <text:p>28.8671591282</text:p>
          </table:table-cell>
          <table:table-cell office:value-type="float" office:value="1" calcext:value-type="float">
            <text:p>1</text:p>
          </table:table-cell>
          <table:table-cell office:value-type="float" office:value="14.7619543142" calcext:value-type="float">
            <text:p>14.7619543142</text:p>
          </table:table-cell>
          <table:table-cell office:value-type="float" office:value="16.4422981739" calcext:value-type="float">
            <text:p>16.4422981739</text:p>
          </table:table-cell>
          <table:table-cell office:value-type="float" office:value="6.52919983864" calcext:value-type="float">
            <text:p>6.5291998386</text:p>
          </table:table-cell>
          <table:table-cell office:value-type="float" office:value="8.84256912567" calcext:value-type="float">
            <text:p>8.8425691257</text:p>
          </table:table-cell>
          <table:table-cell table:number-columns-repeated="3"/>
          <table:table-cell office:value-type="float" office:value="33.9515209198" calcext:value-type="float">
            <text:p>33.9515209198</text:p>
          </table:table-cell>
          <table:table-cell office:value-type="float" office:value="0.702660799026" calcext:value-type="float">
            <text:p>0.702660799</text:p>
          </table:table-cell>
          <table:table-cell office:value-type="float" office:value="4.19203023383" calcext:value-type="float">
            <text:p>4.1920302338</text:p>
          </table:table-cell>
          <table:table-cell office:value-type="float" office:value="0.740673065186" calcext:value-type="float">
            <text:p>0.7406730652</text:p>
          </table:table-cell>
          <table:table-cell office:value-type="float" office:value="0.47151517868" calcext:value-type="float">
            <text:p>0.4715151787</text:p>
          </table:table-cell>
          <table:table-cell office:value-type="float" office:value="0.664601876008" calcext:value-type="float">
            <text:p>0.664601876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.2915019989" calcext:value-type="float">
            <text:p>30.2915019989</text:p>
          </table:table-cell>
          <table:table-cell office:value-type="float" office:value="6.533618927" calcext:value-type="float">
            <text:p>6.533618927</text:p>
          </table:table-cell>
          <table:table-cell office:value-type="float" office:value="19.6651741266" calcext:value-type="float">
            <text:p>19.6651741266</text:p>
          </table:table-cell>
          <table:table-cell office:value-type="float" office:value="18.5418870449" calcext:value-type="float">
            <text:p>18.5418870449</text:p>
          </table:table-cell>
          <table:table-cell office:value-type="float" office:value="7.15218687057" calcext:value-type="float">
            <text:p>7.1521868706</text:p>
          </table:table-cell>
          <table:table-cell office:value-type="float" office:value="9.89759757878" calcext:value-type="float">
            <text:p>9.8975975788</text:p>
          </table:table-cell>
          <table:table-cell office:value-type="float" office:value="65.8290259838" calcext:value-type="float">
            <text:p>65.8290259838</text:p>
          </table:table-cell>
          <table:table-cell office:value-type="float" office:value="10.5190088749" calcext:value-type="float">
            <text:p>10.5190088749</text:p>
          </table:table-cell>
          <table:table-cell office:value-type="float" office:value="61.0214465857" calcext:value-type="float">
            <text:p>61.0214465857</text:p>
          </table:table-cell>
          <table:table-cell office:value-type="float" office:value="28.9538729191" calcext:value-type="float">
            <text:p>28.9538729191</text:p>
          </table:table-cell>
          <table:table-cell office:value-type="float" office:value="1" calcext:value-type="float">
            <text:p>1</text:p>
          </table:table-cell>
          <table:table-cell office:value-type="float" office:value="15.1260486855" calcext:value-type="float">
            <text:p>15.1260486855</text:p>
          </table:table-cell>
          <table:table-cell office:value-type="float" office:value="17.8530209064" calcext:value-type="float">
            <text:p>17.8530209064</text:p>
          </table:table-cell>
          <table:table-cell office:value-type="float" office:value="6.64702796936" calcext:value-type="float">
            <text:p>6.6470279694</text:p>
          </table:table-cell>
          <table:table-cell office:value-type="float" office:value="9.23224905039" calcext:value-type="float">
            <text:p>9.2322490504</text:p>
          </table:table-cell>
          <table:table-cell office:value-type="float" office:value="28.7686941624" calcext:value-type="float">
            <text:p>28.76869416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.77198692948" calcext:value-type="float">
            <text:p>4.7719869295</text:p>
          </table:table-cell>
          <table:table-cell office:value-type="float" office:value="29.2915019989" calcext:value-type="float">
            <text:p>29.2915019989</text:p>
          </table:table-cell>
          <table:table-cell office:value-type="float" office:value="0.687526226044" calcext:value-type="float">
            <text:p>0.687526226</text:p>
          </table:table-cell>
          <table:table-cell office:value-type="float" office:value="5.07534283622" calcext:value-type="float">
            <text:p>5.0753428362</text:p>
          </table:table-cell>
          <table:table-cell office:value-type="float" office:value="0.744853019714" calcext:value-type="float">
            <text:p>0.7448530197</text:p>
          </table:table-cell>
          <table:table-cell office:value-type="float" office:value="0.47875213623" calcext:value-type="float">
            <text:p>0.4787521362</text:p>
          </table:table-cell>
          <table:table-cell office:value-type="float" office:value="0.665348528397" calcext:value-type="float">
            <text:p>0.6653485284</text:p>
          </table:table-cell>
          <table:table-cell office:value-type="float" office:value="64.8290259838" calcext:value-type="float">
            <text:p>64.8290259838</text:p>
          </table:table-cell>
          <table:table-cell office:value-type="float" office:value="0.83674120903" calcext:value-type="float">
            <text:p>0.836741209</text:p>
          </table:table-cell>
          <table:table-cell office:value-type="float" office:value="47.512125256" calcext:value-type="float">
            <text:p>47.512125256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table:number-columns-repeated="99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.8362128735" calcext:value-type="float">
            <text:p>25.8362128735</text:p>
          </table:table-cell>
          <table:table-cell office:value-type="float" office:value="32.027230978" calcext:value-type="float">
            <text:p>32.027230978</text:p>
          </table:table-cell>
          <table:table-cell office:value-type="float" office:value="4.92436718941" calcext:value-type="float">
            <text:p>4.9243671894</text:p>
          </table:table-cell>
          <table:table-cell office:value-type="float" office:value="12.2027784039" calcext:value-type="float">
            <text:p>12.2027784039</text:p>
          </table:table-cell>
          <table:table-cell table:number-columns-repeated="3"/>
          <table:table-cell office:value-type="float" office:value="28.8981289864" calcext:value-type="float">
            <text:p>28.8981289864</text:p>
          </table:table-cell>
          <table:table-cell office:value-type="float" office:value="1" calcext:value-type="float">
            <text:p>1</text:p>
          </table:table-cell>
          <table:table-cell office:value-type="float" office:value="14.604147533" calcext:value-type="float">
            <text:p>14.604147533</text:p>
          </table:table-cell>
          <table:table-cell office:value-type="float" office:value="31.3118159771" calcext:value-type="float">
            <text:p>31.3118159771</text:p>
          </table:table-cell>
          <table:table-cell office:value-type="float" office:value="4.41846489906" calcext:value-type="float">
            <text:p>4.4184648991</text:p>
          </table:table-cell>
          <table:table-cell office:value-type="float" office:value="11.5379735266" calcext:value-type="float">
            <text:p>11.5379735266</text:p>
          </table:table-cell>
          <table:table-cell table:number-columns-repeated="3"/>
          <table:table-cell office:value-type="float" office:value="29.3464591503" calcext:value-type="float">
            <text:p>29.3464591503</text:p>
          </table:table-cell>
          <table:table-cell office:value-type="float" office:value="0.717052936554" calcext:value-type="float">
            <text:p>0.7170529366</text:p>
          </table:table-cell>
          <table:table-cell office:value-type="float" office:value="9.48029865551" calcext:value-type="float">
            <text:p>9.4802986555</text:p>
          </table:table-cell>
          <table:table-cell office:value-type="float" office:value="0.906223773956" calcext:value-type="float">
            <text:p>0.906223774</text:p>
          </table:table-cell>
          <table:table-cell office:value-type="float" office:value="0.472197771072" calcext:value-type="float">
            <text:p>0.4721977711</text:p>
          </table:table-cell>
          <table:table-cell office:value-type="float" office:value="0.664804877349" calcext:value-type="float">
            <text:p>0.6648048773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.4740028381" calcext:value-type="float">
            <text:p>30.4740028381</text:p>
          </table:table-cell>
          <table:table-cell office:value-type="float" office:value="6.80550003052" calcext:value-type="float">
            <text:p>6.8055000305</text:p>
          </table:table-cell>
          <table:table-cell office:value-type="float" office:value="27.4247710705" calcext:value-type="float">
            <text:p>27.4247710705</text:p>
          </table:table-cell>
          <table:table-cell office:value-type="float" office:value="63.5076060295" calcext:value-type="float">
            <text:p>63.5076060295</text:p>
          </table:table-cell>
          <table:table-cell office:value-type="float" office:value="5.13222908974" calcext:value-type="float">
            <text:p>5.1322290897</text:p>
          </table:table-cell>
          <table:table-cell office:value-type="float" office:value="28.786947272" calcext:value-type="float">
            <text:p>28.786947272</text:p>
          </table:table-cell>
          <table:table-cell table:number-columns-repeated="3"/>
          <table:table-cell office:value-type="float" office:value="28.9559519291" calcext:value-type="float">
            <text:p>28.9559519291</text:p>
          </table:table-cell>
          <table:table-cell office:value-type="float" office:value="1" calcext:value-type="float">
            <text:p>1</text:p>
          </table:table-cell>
          <table:table-cell office:value-type="float" office:value="10.2797317222" calcext:value-type="float">
            <text:p>10.2797317222</text:p>
          </table:table-cell>
          <table:table-cell office:value-type="float" office:value="31.7129402161" calcext:value-type="float">
            <text:p>31.7129402161</text:p>
          </table:table-cell>
          <table:table-cell office:value-type="float" office:value="4.65086197853" calcext:value-type="float">
            <text:p>4.6508619785</text:p>
          </table:table-cell>
          <table:table-cell office:value-type="float" office:value="17.076183942" calcext:value-type="float">
            <text:p>17.076183942</text:p>
          </table:table-cell>
          <table:table-cell table:number-columns-repeated="3"/>
          <table:table-cell office:value-type="float" office:value="29.4740028381" calcext:value-type="float">
            <text:p>29.4740028381</text:p>
          </table:table-cell>
          <table:table-cell office:value-type="float" office:value="0.687190055847" calcext:value-type="float">
            <text:p>0.6871900558</text:p>
          </table:table-cell>
          <table:table-cell office:value-type="float" office:value="13.6652517649" calcext:value-type="float">
            <text:p>13.6652517649</text:p>
          </table:table-cell>
          <table:table-cell office:value-type="float" office:value="41.0344619751" calcext:value-type="float">
            <text:p>41.0344619751</text:p>
          </table:table-cell>
          <table:table-cell office:value-type="float" office:value="0.467218160629" calcext:value-type="float">
            <text:p>0.4672181606</text:p>
          </table:table-cell>
          <table:table-cell office:value-type="float" office:value="11.71076333" calcext:value-type="float">
            <text:p>11.71076333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6" table:default-cell-style-name="Default"/>
        <table:table-row table:style-name="ro1">
          <table:table-cell/>
        </table:table-row>
      </table:table>
      <table:table table:name="Exp V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993" table:default-cell-style-name="Default"/>
        <table:table-row table:style-name="ro1">
          <table:table-cell table:style-name="ce1" office:value-type="string" calcext:value-type="string">
            <text:p>EXP V3 (536 taxipresences in window)</text:p>
          </table:table-cell>
          <table:table-cell table:style-name="ce4" office:value-type="string" calcext:value-type="string" table:number-columns-spanned="9" table:number-rows-spanned="1">
            <text:p>TOTAL TIME</text:p>
          </table:table-cell>
          <table:covered-table-cell table:style-name="ce7"/>
          <table:covered-table-cell table:style-name="ce8"/>
          <table:covered-table-cell table:number-columns-repeated="6"/>
          <table:table-cell table:style-name="ce4" office:value-type="string" calcext:value-type="string" table:number-columns-spanned="9" table:number-rows-spanned="1">
            <text:p>COMP TIME</text:p>
          </table:table-cell>
          <table:covered-table-cell table:style-name="ce5"/>
          <table:covered-table-cell table:style-name="ce4"/>
          <table:covered-table-cell table:number-columns-repeated="6"/>
          <table:table-cell table:style-name="ce4" office:value-type="string" calcext:value-type="string" table:number-columns-spanned="9" table:number-rows-spanned="1">
            <text:p>WAIT TIME</text:p>
          </table:table-cell>
          <table:covered-table-cell table:style-name="ce7"/>
          <table:covered-table-cell table:style-name="ce8"/>
          <table:covered-table-cell table:number-columns-repeated="6"/>
          <table:table-cell table:style-name="ce4" office:value-type="string" calcext:value-type="string" table:number-columns-spanned="3" table:number-rows-spanned="1">
            <text:p>Timeouts (5XX)</text:p>
          </table:table-cell>
          <table:covered-table-cell table:number-columns-repeated="2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Lambda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igAzure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Traditional AS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Lambda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igAzure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Traditional AS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Lambda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igAzure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Traditional AS</text:p>
          </table:table-cell>
          <table:covered-table-cell table:number-columns-repeated="2"/>
          <table:table-cell table:style-name="ce9" office:value-type="string" calcext:value-type="string" table:number-columns-spanned="1" table:number-rows-spanned="2">
            <text:p>Lam</text:p>
          </table:table-cell>
          <table:table-cell table:style-name="ce9" office:value-type="string" calcext:value-type="string" table:number-columns-spanned="1" table:number-rows-spanned="2">
            <text:p>Big</text:p>
          </table:table-cell>
          <table:table-cell table:style-name="ce10" office:value-type="string" calcext:value-type="string" table:number-columns-spanned="1" table:number-rows-spanned="2">
            <text:p>ASG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Time Mult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min</text:p>
          </table:table-cell>
          <table:table-cell table:style-name="ce10" office:value-type="string" calcext:value-type="string">
            <text:p>med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min</text:p>
          </table:table-cell>
          <table:table-cell table:style-name="ce10" office:value-type="string" calcext:value-type="string">
            <text:p>med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covered-table-cell table:style-name="ce9"/>
          <table:covered-table-cell table:style-name="ce6"/>
          <table:covered-table-cell table:style-name="ce3"/>
          <table:table-cell table:style-name="ce6" table:number-columns-repeated="99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.5938961506" calcext:value-type="float">
            <text:p>24.5938961506</text:p>
          </table:table-cell>
          <table:table-cell office:value-type="float" office:value="6.22892403603" calcext:value-type="float">
            <text:p>6.228924036</text:p>
          </table:table-cell>
          <table:table-cell office:value-type="float" office:value="11.8305020332" calcext:value-type="float">
            <text:p>11.8305020332</text:p>
          </table:table-cell>
          <table:table-cell office:value-type="float" office:value="12.165514946" calcext:value-type="float">
            <text:p>12.165514946</text:p>
          </table:table-cell>
          <table:table-cell office:value-type="float" office:value="4.88823080063" calcext:value-type="float">
            <text:p>4.8882308006</text:p>
          </table:table-cell>
          <table:table-cell table:style-name="Default" office:value-type="float" office:value="9.44873595238" calcext:value-type="float">
            <text:p>9.4487359524</text:p>
          </table:table-cell>
          <table:table-cell office:value-type="float" office:value="126.037056923" calcext:value-type="float">
            <text:p>126.037056923</text:p>
          </table:table-cell>
          <table:table-cell office:value-type="float" office:value="14.2434010506" calcext:value-type="float">
            <text:p>14.2434010506</text:p>
          </table:table-cell>
          <table:table-cell office:value-type="float" office:value="105.38300167" calcext:value-type="float">
            <text:p>105.38300167</text:p>
          </table:table-cell>
          <table:table-cell office:value-type="float" office:value="22.8470549583" calcext:value-type="float">
            <text:p>22.8470549583</text:p>
          </table:table-cell>
          <table:table-cell office:value-type="float" office:value="5.45260000229" calcext:value-type="float">
            <text:p>5.4526000023</text:p>
          </table:table-cell>
          <table:table-cell office:value-type="float" office:value="10.9244329929" calcext:value-type="float">
            <text:p>10.9244329929</text:p>
          </table:table-cell>
          <table:table-cell office:value-type="float" office:value="11.5176839828" calcext:value-type="float">
            <text:p>11.5176839828</text:p>
          </table:table-cell>
          <table:table-cell office:value-type="float" office:value="4.42849493027" calcext:value-type="float">
            <text:p>4.4284949303</text:p>
          </table:table-cell>
          <table:table-cell table:style-name="Default" office:value-type="float" office:value="8.64692096567" calcext:value-type="float">
            <text:p>8.6469209657</text:p>
          </table:table-cell>
          <table:table-cell office:value-type="float" office:value="23.057926178" calcext:value-type="float">
            <text:p>23.057926178</text:p>
          </table:table-cell>
          <table:table-cell office:value-type="float" office:value="1" calcext:value-type="float">
            <text:p>1</text:p>
          </table:table-cell>
          <table:table-cell office:value-type="float" office:value="4.18019169077" calcext:value-type="float">
            <text:p>4.1801916908</text:p>
          </table:table-cell>
          <table:table-cell office:value-type="float" office:value="5.23234629631" calcext:value-type="float">
            <text:p>5.2323462963</text:p>
          </table:table-cell>
          <table:table-cell office:value-type="float" office:value="0.679046154022" calcext:value-type="float">
            <text:p>0.679046154</text:p>
          </table:table-cell>
          <table:table-cell office:value-type="float" office:value="0.910706996918" calcext:value-type="float">
            <text:p>0.9107069969</text:p>
          </table:table-cell>
          <table:table-cell office:value-type="float" office:value="2.27733802795" calcext:value-type="float">
            <text:p>2.277338028</text:p>
          </table:table-cell>
          <table:table-cell office:value-type="float" office:value="0.451345920563" calcext:value-type="float">
            <text:p>0.4513459206</text:p>
          </table:table-cell>
          <table:table-cell office:value-type="float" office:value="0.632231884757" calcext:value-type="float">
            <text:p>0.6322318848</text:p>
          </table:table-cell>
          <table:table-cell office:value-type="float" office:value="125.037056923" calcext:value-type="float">
            <text:p>125.037056923</text:p>
          </table:table-cell>
          <table:table-cell office:value-type="float" office:value="0.798776865005" calcext:value-type="float">
            <text:p>0.798776865</text:p>
          </table:table-cell>
          <table:table-cell office:value-type="float" office:value="101.202809979" calcext:value-type="float">
            <text:p>101.202809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99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9491829872" calcext:value-type="float">
            <text:p>25.9491829872</text:p>
          </table:table-cell>
          <table:table-cell office:value-type="float" office:value="5.5252161026" calcext:value-type="float">
            <text:p>5.5252161026</text:p>
          </table:table-cell>
          <table:table-cell office:value-type="float" office:value="12.0114378929" calcext:value-type="float">
            <text:p>12.0114378929</text:p>
          </table:table-cell>
          <table:table-cell office:value-type="float" office:value="12.3012151718" calcext:value-type="float">
            <text:p>12.3012151718</text:p>
          </table:table-cell>
          <table:table-cell office:value-type="float" office:value="4.88013315201" calcext:value-type="float">
            <text:p>4.880133152</text:p>
          </table:table-cell>
          <table:table-cell office:value-type="float" office:value="9.50754943774" calcext:value-type="float">
            <text:p>9.5075494377</text:p>
          </table:table-cell>
          <table:table-cell office:value-type="float" office:value="125.979536057" calcext:value-type="float">
            <text:p>125.979536057</text:p>
          </table:table-cell>
          <table:table-cell office:value-type="float" office:value="7.06077289581" calcext:value-type="float">
            <text:p>7.0607728958</text:p>
          </table:table-cell>
          <table:table-cell office:value-type="float" office:value="93.5846644177" calcext:value-type="float">
            <text:p>93.5846644177</text:p>
          </table:table-cell>
          <table:table-cell office:value-type="float" office:value="23.0006577969" calcext:value-type="float">
            <text:p>23.0006577969</text:p>
          </table:table-cell>
          <table:table-cell office:value-type="float" office:value="4.79077410698" calcext:value-type="float">
            <text:p>4.790774107</text:p>
          </table:table-cell>
          <table:table-cell office:value-type="float" office:value="10.9412379265" calcext:value-type="float">
            <text:p>10.9412379265</text:p>
          </table:table-cell>
          <table:table-cell office:value-type="float" office:value="11.6551630497" calcext:value-type="float">
            <text:p>11.6551630497</text:p>
          </table:table-cell>
          <table:table-cell office:value-type="float" office:value="4.4278819561" calcext:value-type="float">
            <text:p>4.4278819561</text:p>
          </table:table-cell>
          <table:table-cell office:value-type="float" office:value="9.04520404339" calcext:value-type="float">
            <text:p>9.0452040434</text:p>
          </table:table-cell>
          <table:table-cell office:value-type="float" office:value="16.5619399548" calcext:value-type="float">
            <text:p>16.561939954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.61123898892" calcext:value-type="float">
            <text:p>5.6112389889</text:p>
          </table:table-cell>
          <table:table-cell office:value-type="float" office:value="7.74454712868" calcext:value-type="float">
            <text:p>7.7445471287</text:p>
          </table:table-cell>
          <table:table-cell office:value-type="float" office:value="0.669422864914" calcext:value-type="float">
            <text:p>0.6694228649</text:p>
          </table:table-cell>
          <table:table-cell office:value-type="float" office:value="0.908437013626" calcext:value-type="float">
            <text:p>0.9084370136</text:p>
          </table:table-cell>
          <table:table-cell office:value-type="float" office:value="0.70650601387" calcext:value-type="float">
            <text:p>0.7065060139</text:p>
          </table:table-cell>
          <table:table-cell office:value-type="float" office:value="0.446630001068" calcext:value-type="float">
            <text:p>0.4466300011</text:p>
          </table:table-cell>
          <table:table-cell office:value-type="float" office:value="0.627434638285" calcext:value-type="float">
            <text:p>0.6274346383</text:p>
          </table:table-cell>
          <table:table-cell office:value-type="float" office:value="124.979536057" calcext:value-type="float">
            <text:p>124.979536057</text:p>
          </table:table-cell>
          <table:table-cell office:value-type="float" office:value="0.761703014374" calcext:value-type="float">
            <text:p>0.7617030144</text:p>
          </table:table-cell>
          <table:table-cell office:value-type="float" office:value="87.9734254288" calcext:value-type="float">
            <text:p>87.9734254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number-columns-repeated="99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.0398960114" calcext:value-type="float">
            <text:p>25.0398960114</text:p>
          </table:table-cell>
          <table:table-cell office:value-type="float" office:value="5.63814806938" calcext:value-type="float">
            <text:p>5.6381480694</text:p>
          </table:table-cell>
          <table:table-cell office:value-type="float" office:value="11.9353128772" calcext:value-type="float">
            <text:p>11.9353128772</text:p>
          </table:table-cell>
          <table:table-cell office:value-type="float" office:value="42.5363180637" calcext:value-type="float">
            <text:p>42.5363180637</text:p>
          </table:table-cell>
          <table:table-cell office:value-type="float" office:value="8.19946980476" calcext:value-type="float">
            <text:p>8.1994698048</text:p>
          </table:table-cell>
          <table:table-cell office:value-type="float" office:value="12.8700449467" calcext:value-type="float">
            <text:p>12.8700449467</text:p>
          </table:table-cell>
          <table:table-cell office:value-type="float" office:value="121.087191105" calcext:value-type="float">
            <text:p>121.087191105</text:p>
          </table:table-cell>
          <table:table-cell office:value-type="float" office:value="15.8196640015" calcext:value-type="float">
            <text:p>15.8196640015</text:p>
          </table:table-cell>
          <table:table-cell office:value-type="float" office:value="120.969104409" calcext:value-type="float">
            <text:p>120.969104409</text:p>
          </table:table-cell>
          <table:table-cell office:value-type="float" office:value="23.261713028" calcext:value-type="float">
            <text:p>23.261713028</text:p>
          </table:table-cell>
          <table:table-cell office:value-type="float" office:value="4.90805506706" calcext:value-type="float">
            <text:p>4.9080550671</text:p>
          </table:table-cell>
          <table:table-cell office:value-type="float" office:value="10.8799638748" calcext:value-type="float">
            <text:p>10.8799638748</text:p>
          </table:table-cell>
          <table:table-cell office:value-type="float" office:value="41.8551259041" calcext:value-type="float">
            <text:p>41.8551259041</text:p>
          </table:table-cell>
          <table:table-cell office:value-type="float" office:value="7.71455001831" calcext:value-type="float">
            <text:p>7.7145500183</text:p>
          </table:table-cell>
          <table:table-cell office:value-type="float" office:value="12.2840945721" calcext:value-type="float">
            <text:p>12.2840945721</text:p>
          </table:table-cell>
          <table:table-cell office:value-type="float" office:value="28.8592369556" calcext:value-type="float">
            <text:p>28.8592369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87660884857" calcext:value-type="float">
            <text:p>5.8766088486</text:p>
          </table:table-cell>
          <table:table-cell office:value-type="float" office:value="0.649884939194" calcext:value-type="float">
            <text:p>0.6498849392</text:p>
          </table:table-cell>
          <table:table-cell office:value-type="float" office:value="0.883970022202" calcext:value-type="float">
            <text:p>0.8839700222</text:p>
          </table:table-cell>
          <table:table-cell office:value-type="float" office:value="3.00169968605" calcext:value-type="float">
            <text:p>3.0016996861</text:p>
          </table:table-cell>
          <table:table-cell office:value-type="float" office:value="0.442948102951" calcext:value-type="float">
            <text:p>0.442948103</text:p>
          </table:table-cell>
          <table:table-cell office:value-type="float" office:value="0.74492490603" calcext:value-type="float">
            <text:p>0.744924906</text:p>
          </table:table-cell>
          <table:table-cell office:value-type="float" office:value="120.087191105" calcext:value-type="float">
            <text:p>120.087191105</text:p>
          </table:table-cell>
          <table:table-cell office:value-type="float" office:value="0.660028934479" calcext:value-type="float">
            <text:p>0.6600289345</text:p>
          </table:table-cell>
          <table:table-cell office:value-type="float" office:value="119.969104409" calcext:value-type="float">
            <text:p>119.969104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99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.5190460682" calcext:value-type="float">
            <text:p>25.5190460682</text:p>
          </table:table-cell>
          <table:table-cell office:value-type="float" office:value="6.90674805641" calcext:value-type="float">
            <text:p>6.9067480564</text:p>
          </table:table-cell>
          <table:table-cell office:value-type="float" office:value="12.8291418552" calcext:value-type="float">
            <text:p>12.8291418552</text:p>
          </table:table-cell>
          <table:table-cell office:value-type="float" office:value="72.6872639656" calcext:value-type="float">
            <text:p>72.6872639656</text:p>
          </table:table-cell>
          <table:table-cell office:value-type="float" office:value="5.00675415993" calcext:value-type="float">
            <text:p>5.0067541599</text:p>
          </table:table-cell>
          <table:table-cell office:value-type="float" office:value="27.360325098" calcext:value-type="float">
            <text:p>27.360325098</text:p>
          </table:table-cell>
          <table:table-cell table:number-columns-repeated="3" office:value-type="string" calcext:value-type="string">
            <text:p>--</text:p>
          </table:table-cell>
          <table:table-cell office:value-type="float" office:value="23.4939148426" calcext:value-type="float">
            <text:p>23.4939148426</text:p>
          </table:table-cell>
          <table:table-cell office:value-type="float" office:value="6.11652493477" calcext:value-type="float">
            <text:p>6.1165249348</text:p>
          </table:table-cell>
          <table:table-cell office:value-type="float" office:value="12.0691477903" calcext:value-type="float">
            <text:p>12.0691477903</text:p>
          </table:table-cell>
          <table:table-cell office:value-type="float" office:value="29.8207709789" calcext:value-type="float">
            <text:p>29.8207709789</text:p>
          </table:table-cell>
          <table:table-cell office:value-type="float" office:value="4.53101301193" calcext:value-type="float">
            <text:p>4.5310130119</text:p>
          </table:table-cell>
          <table:table-cell office:value-type="float" office:value="19.9813210964" calcext:value-type="float">
            <text:p>19.9813210964</text:p>
          </table:table-cell>
          <table:table-cell table:number-columns-repeated="3" office:value-type="string" calcext:value-type="string">
            <text:p>--</text:p>
          </table:table-cell>
          <table:table-cell office:value-type="float" office:value="2.79546809196" calcext:value-type="float">
            <text:p>2.795468092</text:p>
          </table:table-cell>
          <table:table-cell office:value-type="float" office:value="0.661566019058" calcext:value-type="float">
            <text:p>0.6615660191</text:p>
          </table:table-cell>
          <table:table-cell office:value-type="float" office:value="1.09439713412" calcext:value-type="float">
            <text:p>1.0943971341</text:p>
          </table:table-cell>
          <table:table-cell office:value-type="float" office:value="48.9951038361" calcext:value-type="float">
            <text:p>48.9951038361</text:p>
          </table:table-cell>
          <table:table-cell office:value-type="float" office:value="0.446217060089" calcext:value-type="float">
            <text:p>0.4462170601</text:p>
          </table:table-cell>
          <table:table-cell office:value-type="float" office:value="6.22955727577" calcext:value-type="float">
            <text:p>6.2295572758</text:p>
          </table:table-cell>
          <table:table-cell table:number-columns-repeated="3" office:value-type="string" calcext:value-type="string">
            <text:p>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float" office:value="25.0595691204" calcext:value-type="float">
            <text:p>25.0595691204</text:p>
          </table:table-cell>
          <table:table-cell office:value-type="float" office:value="9.60536694527" calcext:value-type="float">
            <text:p>9.6053669453</text:p>
          </table:table-cell>
          <table:table-cell office:value-type="float" office:value="13.9722318649" calcext:value-type="float">
            <text:p>13.9722318649</text:p>
          </table:table-cell>
          <table:table-cell office:value-type="float" office:value="104.753088951" calcext:value-type="float">
            <text:p>104.753088951</text:p>
          </table:table-cell>
          <table:table-cell office:value-type="float" office:value="5.49005484581" calcext:value-type="float">
            <text:p>5.4900548458</text:p>
          </table:table-cell>
          <table:table-cell office:value-type="float" office:value="39.7514150143" calcext:value-type="float">
            <text:p>39.7514150143</text:p>
          </table:table-cell>
          <table:table-cell table:number-columns-repeated="3" office:value-type="string" calcext:value-type="string">
            <text:p>--</text:p>
          </table:table-cell>
          <table:table-cell office:value-type="float" office:value="23.1489100456" calcext:value-type="float">
            <text:p>23.1489100456</text:p>
          </table:table-cell>
          <table:table-cell office:value-type="float" office:value="8.49098277092" calcext:value-type="float">
            <text:p>8.4909827709</text:p>
          </table:table-cell>
          <table:table-cell table:style-name="Default" office:value-type="float" office:value="12.9109556822" calcext:value-type="float">
            <text:p>12.9109556822</text:p>
          </table:table-cell>
          <table:table-cell office:value-type="float" office:value="30.9633231163" calcext:value-type="float">
            <text:p>30.9633231163</text:p>
          </table:table-cell>
          <table:table-cell office:value-type="float" office:value="5.02510285378" calcext:value-type="float">
            <text:p>5.0251028538</text:p>
          </table:table-cell>
          <table:table-cell office:value-type="float" office:value="20.608590126" calcext:value-type="float">
            <text:p>20.608590126</text:p>
          </table:table-cell>
          <table:table-cell table:number-columns-repeated="3" office:value-type="string" calcext:value-type="string">
            <text:p>--</text:p>
          </table:table-cell>
          <table:table-cell office:value-type="float" office:value="3.27529191971" calcext:value-type="float">
            <text:p>3.2752919197</text:p>
          </table:table-cell>
          <table:table-cell office:value-type="float" office:value="0.714883089066" calcext:value-type="float">
            <text:p>0.7148830891</text:p>
          </table:table-cell>
          <table:table-cell office:value-type="float" office:value="1.24377202988" calcext:value-type="float">
            <text:p>1.2437720299</text:p>
          </table:table-cell>
          <table:table-cell office:value-type="float" office:value="78.0513429642" calcext:value-type="float">
            <text:p>78.0513429642</text:p>
          </table:table-cell>
          <table:table-cell office:value-type="float" office:value="0.448193073273" calcext:value-type="float">
            <text:p>0.4481930733</text:p>
          </table:table-cell>
          <table:table-cell office:value-type="float" office:value="24.8487918646" calcext:value-type="float">
            <text:p>24.8487918646</text:p>
          </table:table-cell>
          <table:table-cell table:number-columns-repeated="3" office:value-type="string" calcext:value-type="string">
            <text:p>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99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office:forms form:automatic-focus="false" form:apply-design-mode="false"/>
        <table:shapes>
          <draw:frame draw:z-index="0" draw:style-name="gr1" draw:text-style-name="P1" svg:width="362.92pt" svg:height="255.26pt" svg:x="0pt" svg:y="225.13pt">
            <loext:p draw:notify-on-update-of-ranges="Sheet4.A11:Sheet4.A11 Sheet4.A12:Sheet4.A16 Sheet4.B11:Sheet4.B11 Sheet4.B12:Sheet4.B16 Sheet4.C11:Sheet4.C11 Sheet4.C12:Sheet4.C16 Sheet4.D11:Sheet4.D11 Sheet4.D12:Sheet4.D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5.12pt" svg:height="255.26pt" svg:x="374.63pt" svg:y="222.86pt">
            <loext:p draw:notify-on-update-of-ranges="Sheet4.H11:Sheet4.H11 Sheet4.H12:Sheet4.H16 Sheet4.I11:Sheet4.I11 Sheet4.I12:Sheet4.I16 Sheet4.J11:Sheet4.J11 Sheet4.J12:Sheet4.J16 Sheet4.K11:Sheet4.K11 Sheet4.K12:Sheet4.K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73.07pt" svg:height="255.23pt" svg:x="739.47pt" svg:y="225.13pt">
            <loext:p draw:notify-on-update-of-ranges="Sheet4.M11:Sheet4.M11 Sheet4.M12:Sheet4.M16 Sheet4.N11:Sheet4.N11 Sheet4.N12:Sheet4.N16 Sheet4.O11:Sheet4.O11 Sheet4.O12:Sheet4.O16 Sheet4.P11:Sheet4.P11 Sheet4.P12:Sheet4.P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46.54pt" svg:height="255.23pt" svg:x="51.51pt" svg:y="495.44pt">
            <loext:p draw:notify-on-update-of-ranges="Sheet4.A2:Sheet4.A2 Sheet4.A3:Sheet4.A7 Sheet4.B2:Sheet4.B2 Sheet4.B3:Sheet4.B7 Sheet4.C2:Sheet4.C2 Sheet4.C3:Sheet4.C7 Sheet4.D2:Sheet4.D2 Sheet4.D3:Sheet4.D7 Sheet4.E2:Sheet4.E2 Sheet4.E3:Sheet4.E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46.54pt" svg:height="255.26pt" svg:x="49.95pt" svg:y="765.72pt">
            <loext:p draw:notify-on-update-of-ranges="Sheet4.F2:Sheet4.F2 Sheet4.F3:Sheet4.F7 Sheet4.G2:Sheet4.G2 Sheet4.G3:Sheet4.G7 Sheet4.H2:Sheet4.H2 Sheet4.H3:Sheet4.H7 Sheet4.I2:Sheet4.I2 Sheet4.I3:Sheet4.I7 Sheet4.J2:Sheet4.J2 Sheet4.J3:Sheet4.J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ce2"/>
        <table:table-column table:style-name="co6" table:number-columns-repeated="2" table:default-cell-style-name="Default"/>
        <table:table-column table:style-name="co6" table:number-columns-repeated="3" table:default-cell-style-name="ce2"/>
        <table:table-column table:style-name="co6" table:number-columns-repeated="2" table:default-cell-style-name="Default"/>
        <table:table-column table:style-name="co6" table:default-cell-style-name="ce2"/>
        <table:table-column table:style-name="co6" table:number-columns-repeated="4" table:default-cell-style-name="Default"/>
        <table:table-column table:style-name="co6" table:default-cell-style-name="ce2"/>
        <table:table-column table:style-name="co6" table:number-columns-repeated="2" table:default-cell-style-name="Default"/>
        <table:table-row table:style-name="ro1">
          <table:table-cell/>
          <table:table-cell table:style-name="ce5" office:value-type="string" calcext:value-type="string" table:number-columns-spanned="3" table:number-rows-spanned="1">
            <text:p>Lambda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BigAzure</text:p>
          </table:table-cell>
          <table:covered-table-cell table:number-columns-repeated="2"/>
          <table:table-cell table:style-name="ce4" table:number-columns-spanned="3" table:number-rows-spanned="1"/>
          <table:covered-table-cell/>
          <table:covered-table-cell table:style-name="ce2"/>
          <table:table-cell table:number-columns-repeated="4"/>
        </table:table-row>
        <table:table-row table:style-name="ro1">
          <table:table-cell table:style-name="ce3" office:value-type="string" calcext:value-type="string">
            <text:p>Time Mult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ian</text:p>
          </table:table-cell>
          <table:table-cell table:style-name="ce3" office:value-type="string" calcext:value-type="string">
            <text:p>SLA</text:p>
          </table:table-cell>
          <table:table-cell table:style-name="ce3" office:value-type="string" calcext:value-type="string">
            <text:p>Time Mult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ian</text:p>
          </table:table-cell>
          <table:table-cell table:style-name="ce6" office:value-type="string" calcext:value-type="string">
            <text:p>SLA</text:p>
          </table:table-cell>
          <table:table-cell table:style-name="ce6"/>
          <table:table-cell table:style-name="ce3"/>
          <table:table-cell table:style-name="ce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5x</text:p>
          </table:table-cell>
          <table:table-cell office:value-type="float" office:value="24.5938961506" calcext:value-type="float">
            <text:p>24.5938961506</text:p>
          </table:table-cell>
          <table:table-cell office:value-type="float" office:value="6.22892403603" calcext:value-type="float">
            <text:p>6.228924036</text:p>
          </table:table-cell>
          <table:table-cell office:value-type="float" office:value="11.8305020332" calcext:value-type="float">
            <text:p>11.83050203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x</text:p>
          </table:table-cell>
          <table:table-cell office:value-type="float" office:value="12.165514946" calcext:value-type="float">
            <text:p>12.165514946</text:p>
          </table:table-cell>
          <table:table-cell office:value-type="float" office:value="4.88823080063" calcext:value-type="float">
            <text:p>4.8882308006</text:p>
          </table:table-cell>
          <table:table-cell table:style-name="Default" office:value-type="float" office:value="9.44873595238" calcext:value-type="float">
            <text:p>9.448735952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10x</text:p>
          </table:table-cell>
          <table:table-cell office:value-type="float" office:value="25.9491829872" calcext:value-type="float">
            <text:p>25.9491829872</text:p>
          </table:table-cell>
          <table:table-cell office:value-type="float" office:value="5.5252161026" calcext:value-type="float">
            <text:p>5.5252161026</text:p>
          </table:table-cell>
          <table:table-cell office:value-type="float" office:value="12.0114378929" calcext:value-type="float">
            <text:p>12.01143789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x</text:p>
          </table:table-cell>
          <table:table-cell office:value-type="float" office:value="12.3012151718" calcext:value-type="float">
            <text:p>12.3012151718</text:p>
          </table:table-cell>
          <table:table-cell office:value-type="float" office:value="4.88013315201" calcext:value-type="float">
            <text:p>4.880133152</text:p>
          </table:table-cell>
          <table:table-cell office:value-type="float" office:value="9.50754943774" calcext:value-type="float">
            <text:p>9.5075494377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20x</text:p>
          </table:table-cell>
          <table:table-cell office:value-type="float" office:value="25.0398960114" calcext:value-type="float">
            <text:p>25.0398960114</text:p>
          </table:table-cell>
          <table:table-cell office:value-type="float" office:value="5.63814806938" calcext:value-type="float">
            <text:p>5.6381480694</text:p>
          </table:table-cell>
          <table:table-cell office:value-type="float" office:value="11.9353128772" calcext:value-type="float">
            <text:p>11.93531287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x</text:p>
          </table:table-cell>
          <table:table-cell office:value-type="float" office:value="42.5363180637" calcext:value-type="float">
            <text:p>42.5363180637</text:p>
          </table:table-cell>
          <table:table-cell office:value-type="float" office:value="8.19946980476" calcext:value-type="float">
            <text:p>8.1994698048</text:p>
          </table:table-cell>
          <table:table-cell office:value-type="float" office:value="12.8700449467" calcext:value-type="float">
            <text:p>12.8700449467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40x</text:p>
          </table:table-cell>
          <table:table-cell office:value-type="float" office:value="25.5190460682" calcext:value-type="float">
            <text:p>25.5190460682</text:p>
          </table:table-cell>
          <table:table-cell office:value-type="float" office:value="6.90674805641" calcext:value-type="float">
            <text:p>6.9067480564</text:p>
          </table:table-cell>
          <table:table-cell office:value-type="float" office:value="12.8291418552" calcext:value-type="float">
            <text:p>12.82914185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x</text:p>
          </table:table-cell>
          <table:table-cell office:value-type="float" office:value="72.6872639656" calcext:value-type="float">
            <text:p>72.6872639656</text:p>
          </table:table-cell>
          <table:table-cell office:value-type="float" office:value="5.00675415993" calcext:value-type="float">
            <text:p>5.0067541599</text:p>
          </table:table-cell>
          <table:table-cell office:value-type="float" office:value="27.360325098" calcext:value-type="float">
            <text:p>27.36032509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60x</text:p>
          </table:table-cell>
          <table:table-cell office:value-type="float" office:value="25.0595691204" calcext:value-type="float">
            <text:p>25.0595691204</text:p>
          </table:table-cell>
          <table:table-cell office:value-type="float" office:value="9.60536694527" calcext:value-type="float">
            <text:p>9.6053669453</text:p>
          </table:table-cell>
          <table:table-cell office:value-type="float" office:value="13.9722318649" calcext:value-type="float">
            <text:p>13.9722318649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60x</text:p>
          </table:table-cell>
          <table:table-cell office:value-type="float" office:value="104.753088951" calcext:value-type="float">
            <text:p>104.753088951</text:p>
          </table:table-cell>
          <table:table-cell office:value-type="float" office:value="5.49005484581" calcext:value-type="float">
            <text:p>5.4900548458</text:p>
          </table:table-cell>
          <table:table-cell office:value-type="float" office:value="39.7514150143" calcext:value-type="float">
            <text:p>39.7514150143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4" table:number-rows-spanned="1">
            <text:p>Total Time per Call</text:p>
          </table:table-cell>
          <table:covered-table-cell table:number-columns-repeated="2"/>
          <table:covered-table-cell table:style-name="Default"/>
          <table:table-cell table:style-name="Default" table:number-columns-repeated="2"/>
          <table:table-cell table:number-columns-repeated="2"/>
          <table:table-cell table:style-name="ce7" office:value-type="string" calcext:value-type="string" table:number-columns-spanned="3" table:number-rows-spanned="1">
            <text:p>Computation Time per Call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 table:number-columns-spanned="3" table:number-rows-spanned="1">
            <text:p>Wait Time per Call</text:p>
          </table:table-cell>
          <table:covered-table-cell table:number-columns-repeated="2"/>
        </table:table-row>
        <table:table-row table:style-name="ro1">
          <table:table-cell table:style-name="ce3" office:value-type="string" calcext:value-type="string">
            <text:p>Time Mult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BigVM</text:p>
          </table:table-cell>
          <table:table-cell table:style-name="Default" office:value-type="string" calcext:value-type="string">
            <text:p>Autoscaling</text:p>
          </table:table-cell>
          <table:table-cell table:style-name="Default" table:number-columns-repeated="2"/>
          <table:table-cell/>
          <table:table-cell table:style-name="ce3" office:value-type="string" calcext:value-type="string">
            <text:p>Time Mult</text:p>
          </table:table-cell>
          <table:table-cell table:style-name="Default" office:value-type="string" calcext:value-type="string">
            <text:p>Lambda</text:p>
          </table:table-cell>
          <table:table-cell office:value-type="string" calcext:value-type="string">
            <text:p>BigVM</text:p>
          </table:table-cell>
          <table:table-cell office:value-type="string" calcext:value-type="string">
            <text:p>Autoscaling</text:p>
          </table:table-cell>
          <table:table-cell/>
          <table:table-cell table:style-name="ce3" office:value-type="string" calcext:value-type="string">
            <text:p>Time Mult</text:p>
          </table:table-cell>
          <table:table-cell table:style-name="Default" office:value-type="string" calcext:value-type="string">
            <text:p>Lambda</text:p>
          </table:table-cell>
          <table:table-cell office:value-type="string" calcext:value-type="string">
            <text:p>BigVM</text:p>
          </table:table-cell>
          <table:table-cell office:value-type="string" calcext:value-type="string">
            <text:p>Autoscaling</text:p>
          </table:table-cell>
        </table:table-row>
        <table:table-row table:style-name="ro1">
          <table:table-cell office:value-type="string" calcext:value-type="string">
            <text:p>5x</text:p>
          </table:table-cell>
          <table:table-cell table:style-name="ce2" office:value-type="float" office:value="11.8305020332" calcext:value-type="float">
            <text:p>11.8305020332</text:p>
          </table:table-cell>
          <table:table-cell office:value-type="float" office:value="9.44873595238" calcext:value-type="float">
            <text:p>9.4487359524</text:p>
          </table:table-cell>
          <table:table-cell office:value-type="float" office:value="105.38300167" calcext:value-type="float">
            <text:p>105.38300167</text:p>
          </table:table-cell>
          <table:table-cell table:number-columns-repeated="3"/>
          <table:table-cell table:style-name="ce2" office:value-type="string" calcext:value-type="string">
            <text:p>5x</text:p>
          </table:table-cell>
          <table:table-cell office:value-type="float" office:value="10.9244329929" calcext:value-type="float">
            <text:p>10.9244329929</text:p>
          </table:table-cell>
          <table:table-cell office:value-type="float" office:value="8.64692096567" calcext:value-type="float">
            <text:p>8.6469209657</text:p>
          </table:table-cell>
          <table:table-cell table:style-name="ce2" office:value-type="float" office:value="4.18019169077" calcext:value-type="float">
            <text:p>4.1801916908</text:p>
          </table:table-cell>
          <table:table-cell/>
          <table:table-cell table:style-name="ce2" office:value-type="string" calcext:value-type="string">
            <text:p>5x</text:p>
          </table:table-cell>
          <table:table-cell office:value-type="float" office:value="0.910706996918" calcext:value-type="float">
            <text:p>0.9107069969</text:p>
          </table:table-cell>
          <table:table-cell table:style-name="ce2" office:value-type="float" office:value="0.632231884757" calcext:value-type="float">
            <text:p>0.6322318848</text:p>
          </table:table-cell>
          <table:table-cell table:style-name="ce2" office:value-type="float" office:value="101.202809979" calcext:value-type="float">
            <text:p>101.202809979</text:p>
          </table:table-cell>
        </table:table-row>
        <table:table-row table:style-name="ro1">
          <table:table-cell office:value-type="string" calcext:value-type="string">
            <text:p>10x</text:p>
          </table:table-cell>
          <table:table-cell table:style-name="ce2" office:value-type="float" office:value="12.0114378929" calcext:value-type="float">
            <text:p>12.0114378929</text:p>
          </table:table-cell>
          <table:table-cell table:style-name="ce2" office:value-type="float" office:value="9.50754943774" calcext:value-type="float">
            <text:p>9.5075494377</text:p>
          </table:table-cell>
          <table:table-cell office:value-type="float" office:value="93.5846644177" calcext:value-type="float">
            <text:p>93.5846644177</text:p>
          </table:table-cell>
          <table:table-cell table:number-columns-repeated="3"/>
          <table:table-cell table:style-name="ce2" office:value-type="string" calcext:value-type="string">
            <text:p>10x</text:p>
          </table:table-cell>
          <table:table-cell office:value-type="float" office:value="10.9412379265" calcext:value-type="float">
            <text:p>10.9412379265</text:p>
          </table:table-cell>
          <table:table-cell table:style-name="ce2" office:value-type="float" office:value="9.04520404339" calcext:value-type="float">
            <text:p>9.0452040434</text:p>
          </table:table-cell>
          <table:table-cell office:value-type="float" office:value="5.61123898892" calcext:value-type="float">
            <text:p>5.6112389889</text:p>
          </table:table-cell>
          <table:table-cell/>
          <table:table-cell table:style-name="ce2" office:value-type="string" calcext:value-type="string">
            <text:p>10x</text:p>
          </table:table-cell>
          <table:table-cell office:value-type="float" office:value="0.908437013626" calcext:value-type="float">
            <text:p>0.9084370136</text:p>
          </table:table-cell>
          <table:table-cell table:style-name="ce2" office:value-type="float" office:value="0.627434638285" calcext:value-type="float">
            <text:p>0.6274346383</text:p>
          </table:table-cell>
          <table:table-cell table:style-name="ce2" office:value-type="float" office:value="87.9734254288" calcext:value-type="float">
            <text:p>87.9734254288</text:p>
          </table:table-cell>
        </table:table-row>
        <table:table-row table:style-name="ro1">
          <table:table-cell office:value-type="string" calcext:value-type="string">
            <text:p>20x</text:p>
          </table:table-cell>
          <table:table-cell table:style-name="ce2" office:value-type="float" office:value="11.9353128772" calcext:value-type="float">
            <text:p>11.9353128772</text:p>
          </table:table-cell>
          <table:table-cell table:style-name="ce2" office:value-type="float" office:value="12.8700449467" calcext:value-type="float">
            <text:p>12.8700449467</text:p>
          </table:table-cell>
          <table:table-cell office:value-type="float" office:value="120.969104409" calcext:value-type="float">
            <text:p>120.969104409</text:p>
          </table:table-cell>
          <table:table-cell table:number-columns-repeated="3"/>
          <table:table-cell table:style-name="ce2" office:value-type="string" calcext:value-type="string">
            <text:p>20x</text:p>
          </table:table-cell>
          <table:table-cell office:value-type="float" office:value="10.8799638748" calcext:value-type="float">
            <text:p>10.8799638748</text:p>
          </table:table-cell>
          <table:table-cell table:style-name="ce2" office:value-type="float" office:value="12.2840945721" calcext:value-type="float">
            <text:p>12.2840945721</text:p>
          </table:table-cell>
          <table:table-cell table:style-name="ce2" office:value-type="string" calcext:value-type="string">
            <text:p>--</text:p>
          </table:table-cell>
          <table:table-cell/>
          <table:table-cell table:style-name="ce2" office:value-type="string" calcext:value-type="string">
            <text:p>20x</text:p>
          </table:table-cell>
          <table:table-cell office:value-type="float" office:value="0.883970022202" calcext:value-type="float">
            <text:p>0.8839700222</text:p>
          </table:table-cell>
          <table:table-cell table:style-name="ce2" office:value-type="float" office:value="0.74492490603" calcext:value-type="float">
            <text:p>0.744924906</text:p>
          </table:table-cell>
          <table:table-cell table:style-name="ce2" office:value-type="float" office:value="119.969104409" calcext:value-type="float">
            <text:p>119.969104409</text:p>
          </table:table-cell>
        </table:table-row>
        <table:table-row table:style-name="ro1">
          <table:table-cell office:value-type="string" calcext:value-type="string">
            <text:p>40x</text:p>
          </table:table-cell>
          <table:table-cell table:style-name="ce2" office:value-type="float" office:value="12.8291418552" calcext:value-type="float">
            <text:p>12.8291418552</text:p>
          </table:table-cell>
          <table:table-cell table:style-name="ce2" office:value-type="float" office:value="27.360325098" calcext:value-type="float">
            <text:p>27.360325098</text:p>
          </table:table-cell>
          <table:table-cell office:value-type="string" calcext:value-type="string">
            <text:p>--</text:p>
          </table:table-cell>
          <table:table-cell table:number-columns-repeated="3"/>
          <table:table-cell table:style-name="ce2" office:value-type="string" calcext:value-type="string">
            <text:p>40x</text:p>
          </table:table-cell>
          <table:table-cell office:value-type="float" office:value="12.0691477903" calcext:value-type="float">
            <text:p>12.0691477903</text:p>
          </table:table-cell>
          <table:table-cell table:style-name="ce2" office:value-type="float" office:value="19.9813210964" calcext:value-type="float">
            <text:p>19.9813210964</text:p>
          </table:table-cell>
          <table:table-cell table:style-name="ce2" office:value-type="string" calcext:value-type="string">
            <text:p>--</text:p>
          </table:table-cell>
          <table:table-cell/>
          <table:table-cell table:style-name="ce2" office:value-type="string" calcext:value-type="string">
            <text:p>40x</text:p>
          </table:table-cell>
          <table:table-cell office:value-type="float" office:value="1.09439713412" calcext:value-type="float">
            <text:p>1.0943971341</text:p>
          </table:table-cell>
          <table:table-cell table:style-name="ce2" office:value-type="float" office:value="6.22955727577" calcext:value-type="float">
            <text:p>6.2295572758</text:p>
          </table:table-cell>
          <table:table-cell table:style-name="ce2"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60x</text:p>
          </table:table-cell>
          <table:table-cell table:style-name="ce2" office:value-type="float" office:value="13.9722318649" calcext:value-type="float">
            <text:p>13.9722318649</text:p>
          </table:table-cell>
          <table:table-cell table:style-name="ce2" office:value-type="float" office:value="39.7514150143" calcext:value-type="float">
            <text:p>39.7514150143</text:p>
          </table:table-cell>
          <table:table-cell office:value-type="string" calcext:value-type="string">
            <text:p>--</text:p>
          </table:table-cell>
          <table:table-cell table:number-columns-repeated="3"/>
          <table:table-cell table:style-name="ce1" office:value-type="string" calcext:value-type="string">
            <text:p>60x</text:p>
          </table:table-cell>
          <table:table-cell table:style-name="Default" office:value-type="float" office:value="12.9109556822" calcext:value-type="float">
            <text:p>12.9109556822</text:p>
          </table:table-cell>
          <table:table-cell table:style-name="ce2" office:value-type="float" office:value="20.608590126" calcext:value-type="float">
            <text:p>20.608590126</text:p>
          </table:table-cell>
          <table:table-cell table:style-name="ce2" office:value-type="string" calcext:value-type="string">
            <text:p>--</text:p>
          </table:table-cell>
          <table:table-cell/>
          <table:table-cell table:style-name="ce1" office:value-type="string" calcext:value-type="string">
            <text:p>60x</text:p>
          </table:table-cell>
          <table:table-cell office:value-type="float" office:value="1.24377202988" calcext:value-type="float">
            <text:p>1.2437720299</text:p>
          </table:table-cell>
          <table:table-cell table:style-name="ce2" office:value-type="float" office:value="24.8487918646" calcext:value-type="float">
            <text:p>24.8487918646</text:p>
          </table:table-cell>
          <table:table-cell table:style-name="ce2" office:value-type="string" calcext:value-type="string">
            <text:p>-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1:03:29.156506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5:32:35.869274969</meta:creation-date>
    <meta:editing-cycles>13</meta:editing-cycles>
    <meta:editing-duration>PT1H20M</meta:editing-duration>
    <dc:date>2018-02-14T17:26:18.810961960</dc:date>
    <meta:generator>LibreOffice/5.1.6.2$Linux_X86_64 LibreOffice_project/10m0$Build-2</meta:generator>
    <meta:document-statistic meta:table-count="4" meta:cell-count="47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2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804cm" svg:height="9.006cm" xlink:href=".." xlink:type="simple" chart:class="chart:bar" chart:style-name="ch1">
        <chart:title svg:x="3.435cm" svg:y="0.316cm" chart:style-name="ch2">
          <text:p>Total Time per Call (seconds)</text:p>
        </chart:title>
        <chart:subtitle svg:x="5.697cm" svg:y="1.275cm" chart:style-name="ch3">
          <text:p>Median</text:p>
        </chart:subtitle>
        <chart:legend svg:x="8.994cm" svg:y="2.514cm" style:legend-expansion="custom" chartooo:width="2.986cm" chartooo:height="2.333cm" style:legend-expansion-aspect-ratio="1.27989712816117" chart:style-name="ch4"/>
        <chart:plot-area chart:style-name="ch5" table:cell-range-address="Sheet4.A11:Sheet4.D16" chart:data-source-has-labels="both" svg:x="0.256cm" svg:y="2.138cm" svg:width="12.292cm" svg:height="6.688cm">
          <chartooo:coordinate-region svg:x="1.063cm" svg:y="2.337cm" svg:width="11.485cm" svg:height="5.842cm"/>
          <chart:axis chart:dimension="x" chart:name="primary-x" chart:style-name="ch6" chartooo:axis-type="auto">
            <chartooo:date-scale/>
            <chart:categories table:cell-range-address="Sheet4.A12:Sheet4.A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4.B12:Sheet4.B16" chart:label-cell-address="Sheet4.B11:Sheet4.B11" chart:class="chart:bar">
            <chart:data-point chart:repeated="5"/>
          </chart:series>
          <chart:series chart:style-name="ch10" chart:values-cell-range-address="Sheet4.C12:Sheet4.C16" chart:label-cell-address="Sheet4.C11:Sheet4.C11" chart:class="chart:bar">
            <chart:data-point chart:repeated="5"/>
          </chart:series>
          <chart:series chart:style-name="ch11" chart:values-cell-range-address="Sheet4.D12:Sheet4.D16" chart:label-cell-address="Sheet4.D11:Sheet4.D1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mbda</text:p>
                <draw:g>
                  <svg:desc>Sheet4.B11:Sheet4.B11</svg:desc>
                </draw:g>
              </table:table-cell>
              <table:table-cell office:value-type="string">
                <text:p>BigVM</text:p>
                <draw:g>
                  <svg:desc>Sheet4.C11:Sheet4.C11</svg:desc>
                </draw:g>
              </table:table-cell>
              <table:table-cell office:value-type="string">
                <text:p>Autoscaling</text:p>
                <draw:g>
                  <svg:desc>Sheet4.D11:Sheet4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x</text:p>
                <draw:g>
                  <svg:desc>Sheet4.A12:Sheet4.A16</svg:desc>
                </draw:g>
              </table:table-cell>
              <table:table-cell office:value-type="float" office:value="11.8305020332">
                <text:p>11.8305020332</text:p>
                <draw:g>
                  <svg:desc>Sheet4.B12:Sheet4.B16</svg:desc>
                </draw:g>
              </table:table-cell>
              <table:table-cell office:value-type="float" office:value="9.44873595238">
                <text:p>9.44873595238</text:p>
                <draw:g>
                  <svg:desc>Sheet4.C12:Sheet4.C16</svg:desc>
                </draw:g>
              </table:table-cell>
              <table:table-cell office:value-type="float" office:value="105.38300167">
                <text:p>105.38300167</text:p>
                <draw:g>
                  <svg:desc>Sheet4.D12:Sheet4.D16</svg:desc>
                </draw:g>
              </table:table-cell>
            </table:table-row>
            <table:table-row>
              <table:table-cell office:value-type="string">
                <text:p>10x</text:p>
              </table:table-cell>
              <table:table-cell office:value-type="float" office:value="12.0114378929">
                <text:p>12.0114378929</text:p>
              </table:table-cell>
              <table:table-cell office:value-type="float" office:value="9.50754943774">
                <text:p>9.50754943774</text:p>
              </table:table-cell>
              <table:table-cell office:value-type="float" office:value="93.5846644177">
                <text:p>93.5846644177</text:p>
              </table:table-cell>
            </table:table-row>
            <table:table-row>
              <table:table-cell office:value-type="string">
                <text:p>20x</text:p>
              </table:table-cell>
              <table:table-cell office:value-type="float" office:value="11.9353128772">
                <text:p>11.9353128772</text:p>
              </table:table-cell>
              <table:table-cell office:value-type="float" office:value="12.8700449467">
                <text:p>12.8700449467</text:p>
              </table:table-cell>
              <table:table-cell office:value-type="float" office:value="120.969104409">
                <text:p>120.969104409</text:p>
              </table:table-cell>
            </table:table-row>
            <table:table-row>
              <table:table-cell office:value-type="string">
                <text:p>40x</text:p>
              </table:table-cell>
              <table:table-cell office:value-type="float" office:value="12.8291418552">
                <text:p>12.8291418552</text:p>
              </table:table-cell>
              <table:table-cell office:value-type="float" office:value="27.360325098">
                <text:p>27.360325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x</text:p>
              </table:table-cell>
              <table:table-cell office:value-type="float" office:value="13.9722318649">
                <text:p>13.9722318649</text:p>
              </table:table-cell>
              <table:table-cell office:value-type="float" office:value="39.7514150143">
                <text:p>39.75141501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529cm" svg:height="9.006cm" xlink:href=".." xlink:type="simple" chart:class="chart:bar" chart:style-name="ch1">
        <chart:title svg:x="2.516cm" svg:y="0.316cm" chart:style-name="ch2">
          <text:p>Computation Time per Call (seconds)</text:p>
        </chart:title>
        <chart:subtitle svg:x="5.559cm" svg:y="1.275cm" chart:style-name="ch3">
          <text:p>Median</text:p>
        </chart:subtitle>
        <chart:legend svg:x="1.014cm" svg:y="2.513cm" style:legend-expansion="custom" chartooo:width="2.805cm" chartooo:height="1.937cm" style:legend-expansion-aspect-ratio="1.44811564274652" chart:style-name="ch4"/>
        <chart:plot-area chart:style-name="ch5" table:cell-range-address="Sheet4.H11:Sheet4.K16" chart:data-source-has-labels="both" svg:x="0.25cm" svg:y="2.138cm" svg:width="12.029cm" svg:height="6.688cm">
          <chartooo:coordinate-region svg:x="0.871cm" svg:y="2.337cm" svg:width="11.408cm" svg:height="5.842cm"/>
          <chart:axis chart:dimension="x" chart:name="primary-x" chart:style-name="ch6" chartooo:axis-type="auto">
            <chartooo:date-scale/>
            <chart:categories table:cell-range-address="Sheet4.H12:Sheet4.H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4.I12:Sheet4.I16" chart:label-cell-address="Sheet4.I11:Sheet4.I11" chart:class="chart:bar">
            <chart:data-point chart:repeated="5"/>
          </chart:series>
          <chart:series chart:style-name="ch10" chart:values-cell-range-address="Sheet4.J12:Sheet4.J16" chart:label-cell-address="Sheet4.J11:Sheet4.J11" chart:class="chart:bar">
            <chart:data-point chart:repeated="5"/>
          </chart:series>
          <chart:series chart:style-name="ch11" chart:values-cell-range-address="Sheet4.K12:Sheet4.K16" chart:label-cell-address="Sheet4.K11:Sheet4.K1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mbda</text:p>
                <draw:g>
                  <svg:desc>Sheet4.I11:Sheet4.I11</svg:desc>
                </draw:g>
              </table:table-cell>
              <table:table-cell office:value-type="string">
                <text:p>BigVM</text:p>
                <draw:g>
                  <svg:desc>Sheet4.J11:Sheet4.J11</svg:desc>
                </draw:g>
              </table:table-cell>
              <table:table-cell office:value-type="string">
                <text:p>Autoscaling</text:p>
                <draw:g>
                  <svg:desc>Sheet4.K11:Sheet4.K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x</text:p>
                <draw:g>
                  <svg:desc>Sheet4.H12:Sheet4.H16</svg:desc>
                </draw:g>
              </table:table-cell>
              <table:table-cell office:value-type="float" office:value="10.9244329929">
                <text:p>10.9244329929</text:p>
                <draw:g>
                  <svg:desc>Sheet4.I12:Sheet4.I16</svg:desc>
                </draw:g>
              </table:table-cell>
              <table:table-cell office:value-type="float" office:value="8.64692096567">
                <text:p>8.64692096567</text:p>
                <draw:g>
                  <svg:desc>Sheet4.J12:Sheet4.J16</svg:desc>
                </draw:g>
              </table:table-cell>
              <table:table-cell office:value-type="float" office:value="4.18019169077">
                <text:p>4.18019169077</text:p>
                <draw:g>
                  <svg:desc>Sheet4.K12:Sheet4.K16</svg:desc>
                </draw:g>
              </table:table-cell>
            </table:table-row>
            <table:table-row>
              <table:table-cell office:value-type="string">
                <text:p>10x</text:p>
              </table:table-cell>
              <table:table-cell office:value-type="float" office:value="10.9412379265">
                <text:p>10.9412379265</text:p>
              </table:table-cell>
              <table:table-cell office:value-type="float" office:value="9.04520404339">
                <text:p>9.04520404339</text:p>
              </table:table-cell>
              <table:table-cell office:value-type="float" office:value="5.61123898892">
                <text:p>5.61123898892</text:p>
              </table:table-cell>
            </table:table-row>
            <table:table-row>
              <table:table-cell office:value-type="string">
                <text:p>20x</text:p>
              </table:table-cell>
              <table:table-cell office:value-type="float" office:value="10.8799638748">
                <text:p>10.8799638748</text:p>
              </table:table-cell>
              <table:table-cell office:value-type="float" office:value="12.2840945721">
                <text:p>12.2840945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x</text:p>
              </table:table-cell>
              <table:table-cell office:value-type="float" office:value="12.0691477903">
                <text:p>12.0691477903</text:p>
              </table:table-cell>
              <table:table-cell office:value-type="float" office:value="19.9813210964">
                <text:p>19.9813210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x</text:p>
              </table:table-cell>
              <table:table-cell office:value-type="float" office:value="12.9109556822">
                <text:p>12.9109556822</text:p>
              </table:table-cell>
              <table:table-cell office:value-type="float" office:value="20.608590126">
                <text:p>20.6085901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162cm" svg:height="9.005cm" xlink:href=".." xlink:type="simple" chart:class="chart:bar" chart:style-name="ch1">
        <chart:title svg:x="3.68cm" svg:y="0.316cm" chart:style-name="ch2">
          <text:p>Wait time per Call (seconds)</text:p>
        </chart:title>
        <chart:subtitle svg:x="4.169cm" svg:y="1.275cm" chart:style-name="ch3">
          <text:p>Median (Logarithmic scale)</text:p>
        </chart:subtitle>
        <chart:legend svg:x="9.931cm" svg:y="2.336cm" style:legend-expansion="custom" chartooo:width="2.764cm" chartooo:height="2.175cm" style:legend-expansion-aspect-ratio="1.27080459770115" chart:style-name="ch4"/>
        <chart:plot-area chart:style-name="ch5" table:cell-range-address="Sheet4.M11:Sheet4.P16" chart:data-source-has-labels="both" svg:x="0.263cm" svg:y="2.138cm" svg:width="12.636cm" svg:height="6.687cm">
          <chartooo:coordinate-region svg:x="1.255cm" svg:y="2.338cm" svg:width="11.644cm" svg:height="5.84cm"/>
          <chart:axis chart:dimension="x" chart:name="primary-x" chart:style-name="ch6" chartooo:axis-type="auto">
            <chartooo:date-scale/>
            <chart:categories table:cell-range-address="Sheet4.M12:Sheet4.M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4.N12:Sheet4.N16" chart:label-cell-address="Sheet4.N11:Sheet4.N11" chart:class="chart:bar">
            <chart:data-point chart:repeated="5"/>
          </chart:series>
          <chart:series chart:style-name="ch10" chart:values-cell-range-address="Sheet4.O12:Sheet4.O16" chart:label-cell-address="Sheet4.O11:Sheet4.O11" chart:class="chart:bar">
            <chart:data-point chart:style-name="ch11"/>
            <chart:data-point chart:repeated="4"/>
          </chart:series>
          <chart:series chart:style-name="ch12" chart:values-cell-range-address="Sheet4.P12:Sheet4.P16" chart:label-cell-address="Sheet4.P11:Sheet4.P1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mbda</text:p>
                <draw:g>
                  <svg:desc>Sheet4.N11:Sheet4.N11</svg:desc>
                </draw:g>
              </table:table-cell>
              <table:table-cell office:value-type="string">
                <text:p>BigVM</text:p>
                <draw:g>
                  <svg:desc>Sheet4.O11:Sheet4.O11</svg:desc>
                </draw:g>
              </table:table-cell>
              <table:table-cell office:value-type="string">
                <text:p>Autoscaling</text:p>
                <draw:g>
                  <svg:desc>Sheet4.P11:Sheet4.P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x</text:p>
                <draw:g>
                  <svg:desc>Sheet4.M12:Sheet4.M16</svg:desc>
                </draw:g>
              </table:table-cell>
              <table:table-cell office:value-type="float" office:value="0.910706996918">
                <text:p>0.910706996918</text:p>
                <draw:g>
                  <svg:desc>Sheet4.N12:Sheet4.N16</svg:desc>
                </draw:g>
              </table:table-cell>
              <table:table-cell office:value-type="float" office:value="0.632231884757">
                <text:p>0.632231884757</text:p>
                <draw:g>
                  <svg:desc>Sheet4.O12:Sheet4.O16</svg:desc>
                </draw:g>
              </table:table-cell>
              <table:table-cell office:value-type="float" office:value="101.202809979">
                <text:p>101.202809979</text:p>
                <draw:g>
                  <svg:desc>Sheet4.P12:Sheet4.P16</svg:desc>
                </draw:g>
              </table:table-cell>
            </table:table-row>
            <table:table-row>
              <table:table-cell office:value-type="string">
                <text:p>10x</text:p>
              </table:table-cell>
              <table:table-cell office:value-type="float" office:value="0.908437013626">
                <text:p>0.908437013626</text:p>
              </table:table-cell>
              <table:table-cell office:value-type="float" office:value="0.627434638285">
                <text:p>0.627434638285</text:p>
              </table:table-cell>
              <table:table-cell office:value-type="float" office:value="87.9734254288">
                <text:p>87.9734254288</text:p>
              </table:table-cell>
            </table:table-row>
            <table:table-row>
              <table:table-cell office:value-type="string">
                <text:p>20x</text:p>
              </table:table-cell>
              <table:table-cell office:value-type="float" office:value="0.883970022202">
                <text:p>0.883970022202</text:p>
              </table:table-cell>
              <table:table-cell office:value-type="float" office:value="0.74492490603">
                <text:p>0.74492490603</text:p>
              </table:table-cell>
              <table:table-cell office:value-type="float" office:value="119.969104409">
                <text:p>119.969104409</text:p>
              </table:table-cell>
            </table:table-row>
            <table:table-row>
              <table:table-cell office:value-type="string">
                <text:p>40x</text:p>
              </table:table-cell>
              <table:table-cell office:value-type="float" office:value="1.09439713412">
                <text:p>1.09439713412</text:p>
              </table:table-cell>
              <table:table-cell office:value-type="float" office:value="6.22955727577">
                <text:p>6.22955727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x</text:p>
              </table:table-cell>
              <table:table-cell office:value-type="float" office:value="1.24377202988">
                <text:p>1.24377202988</text:p>
              </table:table-cell>
              <table:table-cell office:value-type="float" office:value="24.8487918646">
                <text:p>24.848791864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26cm" svg:height="9.005cm" xlink:href=".." xlink:type="simple" chart:class="chart:line" chart:style-name="ch1">
        <chart:title svg:x="0.894cm" svg:y="0.317cm" chart:style-name="ch2">
          <text:p>Lambda Total Times</text:p>
        </chart:title>
        <chart:legend svg:x="6.146cm" svg:y="0.138cm" style:legend-expansion="custom" chartooo:width="5.118cm" chartooo:height="2.092cm" style:legend-expansion-aspect-ratio="2.44646271510516" chart:style-name="ch3"/>
        <chart:plot-area chart:style-name="ch4" table:cell-range-address="Sheet4.A2:Sheet4.E7" chart:data-source-has-labels="both" svg:x="0.096cm" svg:y="2.23cm" svg:width="11.776cm" svg:height="6.592cm">
          <chartooo:coordinate-region svg:x="0.717cm" svg:y="2.429cm" svg:width="10.875cm" svg:height="5.746cm"/>
          <chart:axis chart:dimension="x" chart:name="primary-x" chart:style-name="ch5" chartooo:axis-type="auto">
            <chartooo:date-scale/>
            <chart:categories table:cell-range-address="Sheet4.A3:Sheet4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B3:Sheet4.B7" chart:label-cell-address="Sheet4.B2:Sheet4.B2" chart:class="chart:line">
            <chart:data-point chart:repeated="5"/>
          </chart:series>
          <chart:series chart:style-name="ch8" chart:values-cell-range-address="Sheet4.C3:Sheet4.C7" chart:label-cell-address="Sheet4.C2:Sheet4.C2" chart:class="chart:line">
            <chart:data-point chart:repeated="5"/>
          </chart:series>
          <chart:series chart:style-name="ch9" chart:values-cell-range-address="Sheet4.D3:Sheet4.D7" chart:label-cell-address="Sheet4.D2:Sheet4.D2" chart:class="chart:line">
            <chart:data-point chart:repeated="5"/>
          </chart:series>
          <chart:series chart:style-name="ch10" chart:values-cell-range-address="Sheet4.E3:Sheet4.E7" chart:label-cell-address="Sheet4.E2:Sheet4.E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Sheet4.B2:Sheet4.B2</svg:desc>
                </draw:g>
              </table:table-cell>
              <table:table-cell office:value-type="string">
                <text:p>Min</text:p>
                <draw:g>
                  <svg:desc>Sheet4.C2:Sheet4.C2</svg:desc>
                </draw:g>
              </table:table-cell>
              <table:table-cell office:value-type="string">
                <text:p>Median</text:p>
                <draw:g>
                  <svg:desc>Sheet4.D2:Sheet4.D2</svg:desc>
                </draw:g>
              </table:table-cell>
              <table:table-cell office:value-type="string">
                <text:p>SLA</text:p>
                <draw:g>
                  <svg:desc>Sheet4.E2:Sheet4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x</text:p>
                <draw:g>
                  <svg:desc>Sheet4.A3:Sheet4.A7</svg:desc>
                </draw:g>
              </table:table-cell>
              <table:table-cell office:value-type="float" office:value="24.5938961506">
                <text:p>24.5938961506</text:p>
                <draw:g>
                  <svg:desc>Sheet4.B3:Sheet4.B7</svg:desc>
                </draw:g>
              </table:table-cell>
              <table:table-cell office:value-type="float" office:value="6.22892403603">
                <text:p>6.22892403603</text:p>
                <draw:g>
                  <svg:desc>Sheet4.C3:Sheet4.C7</svg:desc>
                </draw:g>
              </table:table-cell>
              <table:table-cell office:value-type="float" office:value="11.8305020332">
                <text:p>11.8305020332</text:p>
                <draw:g>
                  <svg:desc>Sheet4.D3:Sheet4.D7</svg:desc>
                </draw:g>
              </table:table-cell>
              <table:table-cell office:value-type="float" office:value="30">
                <text:p>30</text:p>
                <draw:g>
                  <svg:desc>Sheet4.E3:Sheet4.E7</svg:desc>
                </draw:g>
              </table:table-cell>
            </table:table-row>
            <table:table-row>
              <table:table-cell office:value-type="string">
                <text:p>10x</text:p>
              </table:table-cell>
              <table:table-cell office:value-type="float" office:value="25.9491829872">
                <text:p>25.9491829872</text:p>
              </table:table-cell>
              <table:table-cell office:value-type="float" office:value="5.5252161026">
                <text:p>5.5252161026</text:p>
              </table:table-cell>
              <table:table-cell office:value-type="float" office:value="12.0114378929">
                <text:p>12.01143789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x</text:p>
              </table:table-cell>
              <table:table-cell office:value-type="float" office:value="25.0398960114">
                <text:p>25.0398960114</text:p>
              </table:table-cell>
              <table:table-cell office:value-type="float" office:value="5.63814806938">
                <text:p>5.63814806938</text:p>
              </table:table-cell>
              <table:table-cell office:value-type="float" office:value="11.9353128772">
                <text:p>11.93531287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x</text:p>
              </table:table-cell>
              <table:table-cell office:value-type="float" office:value="25.5190460682">
                <text:p>25.5190460682</text:p>
              </table:table-cell>
              <table:table-cell office:value-type="float" office:value="6.90674805641">
                <text:p>6.90674805641</text:p>
              </table:table-cell>
              <table:table-cell office:value-type="float" office:value="12.8291418552">
                <text:p>12.82914185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0x</text:p>
              </table:table-cell>
              <table:table-cell office:value-type="float" office:value="25.0595691204">
                <text:p>25.0595691204</text:p>
              </table:table-cell>
              <table:table-cell office:value-type="float" office:value="9.60536694527">
                <text:p>9.60536694527</text:p>
              </table:table-cell>
              <table:table-cell office:value-type="float" office:value="13.9722318649">
                <text:p>13.9722318649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226cm" svg:height="9.006cm" xlink:href=".." xlink:type="simple" chart:class="chart:line" chart:style-name="ch1">
        <chart:title svg:x="0.996cm" svg:y="0.317cm" chart:style-name="ch2">
          <text:p>BigVM Total Times</text:p>
        </chart:title>
        <chart:legend svg:x="7.379cm" svg:y="0.092cm" style:legend-expansion="custom" chartooo:width="3.185cm" chartooo:height="2.093cm" style:legend-expansion-aspect-ratio="1.52173913043478" chart:style-name="ch3"/>
        <chart:plot-area chart:style-name="ch4" table:cell-range-address="Sheet4.F2:Sheet4.J7" chart:data-source-has-labels="both" svg:x="-0.048cm" svg:y="2.139cm" svg:width="12.112cm" svg:height="6.684cm">
          <chartooo:coordinate-region svg:x="0.759cm" svg:y="2.338cm" svg:width="11.025cm" svg:height="5.838cm"/>
          <chart:axis chart:dimension="x" chart:name="primary-x" chart:style-name="ch5" chartooo:axis-type="auto">
            <chartooo:date-scale/>
            <chart:categories table:cell-range-address="Sheet4.F3:Sheet4.F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4.G3:Sheet4.G7" chart:label-cell-address="Sheet4.G2:Sheet4.G2" chart:class="chart:line">
            <chart:data-point chart:repeated="5"/>
          </chart:series>
          <chart:series chart:style-name="ch9" chart:values-cell-range-address="Sheet4.H3:Sheet4.H7" chart:label-cell-address="Sheet4.H2:Sheet4.H2" chart:class="chart:line">
            <chart:data-point chart:repeated="5"/>
          </chart:series>
          <chart:series chart:style-name="ch10" chart:values-cell-range-address="Sheet4.I3:Sheet4.I7" chart:label-cell-address="Sheet4.I2:Sheet4.I2" chart:class="chart:line">
            <chart:data-point chart:repeated="5"/>
          </chart:series>
          <chart:series chart:style-name="ch11" chart:values-cell-range-address="Sheet4.J3:Sheet4.J7" chart:label-cell-address="Sheet4.J2:Sheet4.J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Sheet4.G2:Sheet4.G2</svg:desc>
                </draw:g>
              </table:table-cell>
              <table:table-cell office:value-type="string">
                <text:p>Min</text:p>
                <draw:g>
                  <svg:desc>Sheet4.H2:Sheet4.H2</svg:desc>
                </draw:g>
              </table:table-cell>
              <table:table-cell office:value-type="string">
                <text:p>Median</text:p>
                <draw:g>
                  <svg:desc>Sheet4.I2:Sheet4.I2</svg:desc>
                </draw:g>
              </table:table-cell>
              <table:table-cell office:value-type="string">
                <text:p>SLA</text:p>
                <draw:g>
                  <svg:desc>Sheet4.J2:Sheet4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x</text:p>
                <draw:g>
                  <svg:desc>Sheet4.F3:Sheet4.F7</svg:desc>
                </draw:g>
              </table:table-cell>
              <table:table-cell office:value-type="float" office:value="12.165514946">
                <text:p>12.165514946</text:p>
                <draw:g>
                  <svg:desc>Sheet4.G3:Sheet4.G7</svg:desc>
                </draw:g>
              </table:table-cell>
              <table:table-cell office:value-type="float" office:value="4.88823080063">
                <text:p>4.88823080063</text:p>
                <draw:g>
                  <svg:desc>Sheet4.H3:Sheet4.H7</svg:desc>
                </draw:g>
              </table:table-cell>
              <table:table-cell office:value-type="float" office:value="9.44873595238">
                <text:p>9.44873595238</text:p>
                <draw:g>
                  <svg:desc>Sheet4.I3:Sheet4.I7</svg:desc>
                </draw:g>
              </table:table-cell>
              <table:table-cell office:value-type="float" office:value="30">
                <text:p>30</text:p>
                <draw:g>
                  <svg:desc>Sheet4.J3:Sheet4.J7</svg:desc>
                </draw:g>
              </table:table-cell>
            </table:table-row>
            <table:table-row>
              <table:table-cell office:value-type="string">
                <text:p>10x</text:p>
              </table:table-cell>
              <table:table-cell office:value-type="float" office:value="12.3012151718">
                <text:p>12.3012151718</text:p>
              </table:table-cell>
              <table:table-cell office:value-type="float" office:value="4.88013315201">
                <text:p>4.88013315201</text:p>
              </table:table-cell>
              <table:table-cell office:value-type="float" office:value="9.50754943774">
                <text:p>9.507549437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x</text:p>
              </table:table-cell>
              <table:table-cell office:value-type="float" office:value="42.5363180637">
                <text:p>42.5363180637</text:p>
              </table:table-cell>
              <table:table-cell office:value-type="float" office:value="8.19946980476">
                <text:p>8.19946980476</text:p>
              </table:table-cell>
              <table:table-cell office:value-type="float" office:value="12.8700449467">
                <text:p>12.87004494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x</text:p>
              </table:table-cell>
              <table:table-cell office:value-type="float" office:value="72.6872639656">
                <text:p>72.6872639656</text:p>
              </table:table-cell>
              <table:table-cell office:value-type="float" office:value="5.00675415993">
                <text:p>5.00675415993</text:p>
              </table:table-cell>
              <table:table-cell office:value-type="float" office:value="27.360325098">
                <text:p>27.3603250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0x</text:p>
              </table:table-cell>
              <table:table-cell office:value-type="float" office:value="104.753088951">
                <text:p>104.753088951</text:p>
              </table:table-cell>
              <table:table-cell office:value-type="float" office:value="5.49005484581">
                <text:p>5.49005484581</text:p>
              </table:table-cell>
              <table:table-cell office:value-type="float" office:value="39.7514150143">
                <text:p>39.751415014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